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office:forms form:automatic-focus="false" form:apply-design-mode="false"/>
        <draw:custom-shape draw:style-name="gr1" draw:text-style-name="P1" draw:layer="layout" svg:width="2.108cm" svg:height="9.652cm" draw:transform="rotate (1.5707963267949) translate (2.413cm 2.489cm)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Deploy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19cm" svg:height="9.652cm" draw:transform="rotate (1.5707963267949) translate (2.413cm 4.886cm)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Monito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1cm" svg:height="9.652cm" draw:transform="rotate (1.5707963267949) translate (2.413cm 7.239cm)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47cm" svg:height="1.875cm" svg:x="2.794cm" svg:y="5.19cm">
          <text:p text:style-name="P3"><text:span text:style-name="T3">Proxy</text:span></text:p>
          <text:p text:style-name="P3"><text:span text:style-name="T3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46cm" svg:height="1.875cm" svg:x="5.662cm" svg:y="5.19cm">
          <text:p text:style-name="P3"><text:span text:style-name="T3">Topology</text:span></text:p>
          <text:p text:style-name="P3"><text:span text:style-name="T3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47cm" svg:height="1.875cm" svg:x="8.529cm" svg:y="5.19cm">
          <text:p text:style-name="P1"><text:span text:style-name="T2">Remote</text:span></text:p>
          <text:p text:style-name="P1"><text:span text:style-name="T2">Service</text:span></text:p>
          <text:p text:style-name="P1"><text:span text:style-name="T2">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47cm" svg:height="1.875cm" svg:x="4.137cm" svg:y="2.824cm">
          <text:p text:style-name="P3"><text:span text:style-name="T3">Service</text:span></text:p>
          <text:p text:style-name="P3"><text:span text:style-name="T3">Mon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47cm" svg:height="1.875cm" svg:x="7.005cm" svg:y="2.824cm">
          <text:p text:style-name="P3"><text:span text:style-name="T3">Node </text:span></text:p>
          <text:p text:style-name="P3"><text:span text:style-name="T3">Mon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47cm" svg:height="1.875cm" svg:x="2.794cm" svg:y="0.508cm">
          <text:p text:style-name="P1"><text:span text:style-name="T2">Reposi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46cm" svg:height="1.875cm" svg:x="5.662cm" svg:y="0.508cm">
          <text:p text:style-name="P4"><text:span text:style-name="T4">Deployment</text:span></text:p>
          <text:p text:style-name="P4"><text:span text:style-name="T4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47cm" svg:height="1.875cm" svg:x="8.529cm" svg:y="0.508cm">
          <text:p text:style-name="P1"><text:span text:style-name="T2">Cloud</text:span></text:p>
          <text:p text:style-name="P1"><text:span text:style-name="T2">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58cm" svg:height="1.397cm" draw:transform="rotate (1.5707963267949) translate (0.889cm 7.239cm)">
          <text:p text:style-name="P1"><text:span text:style-name="T2">Platform Manag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date>2014-05-06T16:40:30.288724168</dc:date>
    <meta:editing-duration>PT19M22S</meta:editing-duration>
    <meta:editing-cycles>7</meta:editing-cycles>
    <meta:document-statistic meta:object-count="12"/>
  </office:meta>
</office:document-meta>
</file>